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http://bestofml.com/</text:p>
          </table:table-cell>
        </table:table-row>
      </table:table>
      <table:table table:name="Geo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http://www.observatoire-des-territoires.gouv.fr/observatoire-des-territoires/fr/le-rapport-de-l-observatoire-des-territoires-analyse-les-impacts-des-mobilit-s-r-sidentielles-en-f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https://inequality.media.mit.edu/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https://www.ukdataservice.ac.uk/news-and-events/eventsitem/?id=5450</text:p>
          </table:table-cell>
        </table:table-row>
      </table:table>
      <table:table table:name="Misc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https://phototheque.cnrs.fr/index.php?idPageWeb=95&amp;afficher=image&amp;filename=19920001_0068&amp;nouvelleRecherchePhoto=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8/03/2019</text:date>, <text:time>10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3-08T10:37:10</dc:date>
    <dc:creator>Juste Raimbault</dc:creator>
    <meta:editing-duration>PT2M46S</meta:editing-duration>
    <meta:editing-cycles>3</meta:editing-cycles>
    <meta:generator>OpenOffice/4.1.3$Unix OpenOffice.org_project/413m1$Build-9783</meta:generator>
    <meta:document-statistic meta:table-count="3" meta:cell-count="5" meta:object-count="0"/>
  </office:meta>
</office:document-meta>
</file>